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>
      <style:text-properties style:font-name="Consolas" fo:font-size="9pt" style:font-size-asian="9pt" style:font-size-complex="9pt"/>
    </style:style>
    <style:style style:name="P5" style:family="paragraph" style:parent-style-name="Standard">
      <style:text-properties style:font-name="Consolas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variant="normal" fo:text-transform="none" fo:color="#333333" style:font-name="Consolas" fo:font-size="9pt" fo:letter-spacing="normal" fo:font-style="normal"/>
    </style:style>
    <style:style style:name="T2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Consolas" fo:font-size="9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33333" style:font-name="Consolas" fo:letter-spacing="normal" fo:font-style="normal"/>
    </style:style>
    <style:style style:name="T5" style:family="text">
      <style:text-properties fo:font-variant="normal" fo:text-transform="none" fo:color="#333333" style:font-name="Consolas" fo:font-size="9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33333" style:font-name="Consolas" fo:font-size="9pt" fo:letter-spacing="normal" fo:font-style="normal" fo:font-weight="normal" style:font-size-asian="9pt" style:font-weight-asian="normal" style:font-size-complex="9pt" style:font-weight-complex="normal"/>
    </style:style>
    <style:style style:name="T7" style:family="text">
      <style:text-properties fo:font-variant="normal" fo:text-transform="none" fo:color="#333333" fo:letter-spacing="normal" fo:font-style="normal"/>
    </style:style>
    <style:style style:name="T8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<text:span text:style-name="T1">einstallation</text:span></text:p>
      <text:p text:style-name="P1"><text:span text:style-name="T1"/></text:p>
      <text:p text:style-name="P1"><text:span text:style-name="T1">Configuration Réseau</text:span></text:p>
      <text:p text:style-name="Standard"><text:span text:style-name="T2"/></text:p>
      <text:p text:style-name="P2"><text:span text:style-name="T1">Après avoir échoué dans la première installation de Ceph, nous avons décidé de recommencer à 0, Il a été nécessaire d'effectuer la configuration des machines à nouveau:</text:span></text:p>
      <text:p text:style-name="P2"><text:span text:style-name="T1"/></text:p>
      <text:list xml:id="list1176646644" text:style-name="L2">
        <text:list-item>
          <text:p text:style-name="P3"><text:span text:style-name="T1">golem(monitor administration, osd)</text:span></text:p>
        </text:list-item>
        <text:list-item>
          <text:p text:style-name="P3"><text:span text:style-name="T1">rondoudou(monitor, osd)</text:span></text:p>
        </text:list-item>
        <text:list-item>
          <text:p text:style-name="P3"><text:span text:style-name="T1">carapuce(monitor, mds)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>Sur chaque machine nous avons modifié le fichier /etc/hosts ajoutant l'alias et l'adresse IP de chaque machine ansi elles peuvent facilement se connecter entre elles en indiquant ses alias.</text:span></text:p>
      <text:p text:style-name="P2"><text:span text:style-name="T1"/></text:p>
      <text:p text:style-name="P2"><text:span text:style-name="T1">Fichier /etc/hosts</text:span></text:p>
      <text:p text:style-name="P2"><text:span text:style-name="T1"><text:tab/></text:span></text:p>
      <text:p text:style-name="P2"><text:span text:style-name="T1"><text:tab/>#Ceph cluster</text:span></text:p>
      <text:p text:style-name="P2"><text:span text:style-name="T1"><text:tab/>192.168.1.51<text:tab/>golem</text:span></text:p>
      <text:p text:style-name="P2"><text:span text:style-name="T1"><text:tab/>192.168.1.29<text:tab/>rondoudou</text:span></text:p>
      <text:p text:style-name="P2"><text:span text:style-name="T1"><text:tab/>192.168.1.43<text:tab/>carapuce</text:span></text:p>
      <text:p text:style-name="P2"><text:span text:style-name="T1"/></text:p>
      <text:p text:style-name="P2"><text:span text:style-name="T1"/></text:p>
      <text:p text:style-name="P1"><text:span text:style-name="T1">Creation d'utilisateur ceph</text:span></text:p>
      <text:p text:style-name="P2"><text:span text:style-name="T1"/></text:p>
      <text:p text:style-name="P2"><text:span text:style-name="T1">Ceph nécessite un utilisateur spécial pour la configuration et l'administration du cluster à partir de la machine d'administration, nous avons crée l'utilisateur ceph avec droits d'administrateur du système.</text:span></text:p>
      <text:p text:style-name="P2"><text:span text:style-name="T1"/></text:p>
      <text:p text:style-name="P2"><text:span text:style-name="T1"><text:tab/>$ sudo useradd -d /home/ceph -m ceph</text:span></text:p>
      <text:p text:style-name="P2"><text:span text:style-name="T1"/></text:p>
      <text:p text:style-name="P2"><text:span text:style-name="T1">fichier /etc/sudoers</text:span></text:p>
      <text:p text:style-name="P2"><text:span text:style-name="T1"/></text:p>
      <text:p text:style-name="P2"><text:span text:style-name="T1"><text:tab/>ceph ALL = (root) NOPASSWD:ALL</text:span></text:p>
      <text:p text:style-name="P2"><text:span text:style-name="T1"/></text:p>
      <text:p text:style-name="P1"><text:span text:style-name="T1">Configuration ssh</text:span></text:p>
      <text:p text:style-name="P2"><text:span text:style-name="T1"/></text:p>
      <text:p text:style-name="P2"><text:span text:style-name="T1">Pour effectuer la gestion de cluster, les machines doivent communiquer entre elles <text:s/>avec des tunnels ssh, avec l'utilisateur ceph il faut génére les clés publiques pour s'identifier avec les autres machines.</text:span></text:p>
      <text:p text:style-name="P2"><text:span text:style-name="T1"/></text:p>
      <text:p text:style-name="P2"><text:span text:style-name="T1"><text:tab/>$su ceph</text:span></text:p>
      <text:p text:style-name="P2"><text:span text:style-name="T1"><text:tab/>$ssh-keygen</text:span></text:p>
      <text:p text:style-name="P2"><text:span text:style-name="T1"/></text:p>
      <text:p text:style-name="P2"><text:span text:style-name="T1">Copier les clés sur les autres postes.</text:span></text:p>
      <text:p text:style-name="P2"><text:span text:style-name="T1"/></text:p>
      <text:p text:style-name="Standard"><text:span text:style-name="T3"><text:tab/>$ssh-copy-id ceph@nomdemachine</text:span></text:p>
      <text:p text:style-name="P2"><text:span text:style-name="T1"/></text:p>
      <text:p text:style-name="P2"><text:span text:style-name="T1"/></text:p>
      <text:p text:style-name="P2"><text:span text:style-name="T1">Modifier le fichier ~/.ssh/config pour se connecter par les tunnels ssh avec l'utilisateur ceph par défaut.</text:span></text:p>
      <text:p text:style-name="P2"><text:span text:style-name="T1"/></text:p>
      <text:p text:style-name="P2"><text:span text:style-name="T1">Fichier config</text:span></text:p>
      <text:p text:style-name="P2"><text:span text:style-name="T1"><text:tab/></text:span></text:p>
      <text:p text:style-name="P2"><text:span text:style-name="T1"><text:tab/>Host golem</text:span></text:p>
      <text:p text:style-name="P2"><text:span text:style-name="T1"><text:tab/><text:tab/>User ceph</text:span></text:p>
      <text:p text:style-name="P2"><text:span text:style-name="T1"><text:tab/>Host carapuce</text:span></text:p>
      <text:p text:style-name="P2"><text:span text:style-name="T1"><text:tab/><text:tab/>User ceph</text:span></text:p>
      <text:p text:style-name="P2"><text:span text:style-name="T1"><text:tab/>Host rondoudou</text:span></text:p>
      <text:p text:style-name="P2"><text:span text:style-name="T1"><text:tab/><text:tab/>User ceph</text:span></text:p>
      <text:p text:style-name="P2"><text:span text:style-name="T1"/></text:p>
      <text:p text:style-name="P2"><text:span text:style-name="T1"/></text:p>
      <text:p text:style-name="P1"><text:span text:style-name="T1">Creation de cluster <text:s/>et installation des moniteurs</text:span></text:p>
      <text:p text:style-name="P1"><text:span text:style-name="T1"/></text:p>
      <text:p text:style-name="P2"><text:span text:style-name="T1">À partir de la machine d'administration (golem) nous avons installé ceph-deploy et créé le cluster avec les <text:s/>3 moniteurs:</text:span></text:p>
      <text:p text:style-name="P2"><text:span text:style-name="T1"/></text:p>
      <text:p text:style-name="P2"><text:span text:style-name="T1"><text:tab/>ceph@golem:~$sudo apt-get ceph-deploy</text:span></text:p>
      <text:p text:style-name="P2"><text:span text:style-name="T1"><text:tab/></text:span></text:p>
      <text:p text:style-name="P2"><text:span text:style-name="T1"><text:tab/>ceph@golem:~$ceph-deploy new golem rondoudou carapuce</text:span></text:p>
      <text:p text:style-name="P2"><text:soft-page-break/><text:span text:style-name="T1">À partir de golem nous avons installé ceph sur les autres postes:</text:span></text:p>
      <text:p text:style-name="P2"><text:span text:style-name="T1"/></text:p>
      <text:p text:style-name="Standard"><text:span text:style-name="T3"><text:tab/>ceph@golem:~$ceph-deploy install rondoudou carapuce</text:span></text:p>
      <text:p text:style-name="Standard"><text:span text:style-name="T3"/></text:p>
      <text:p text:style-name="Standard"><text:span text:style-name="T3">Nous avons créé un répertoire pour garder la configuration initial du cluster:</text:span></text:p>
      <text:p text:style-name="Standard"><text:span text:style-name="T3"/></text:p>
      <text:p text:style-name="Standard"><text:span text:style-name="T3"><text:tab/>ceph@golem:~$mkdir cluster</text:span></text:p>
      <text:p text:style-name="Standard"><text:span text:style-name="T3"/></text:p>
      <text:p text:style-name="Standard"><text:span text:style-name="T3"><text:tab/>ceph@golem:~$cd cluster</text:span></text:p>
      <text:p text:style-name="Standard"><text:span text:style-name="T3"><text:tab/></text:span></text:p>
      <text:p text:style-name="Standard"><text:span text:style-name="T3"><text:tab/></text:span></text:p>
      <text:p text:style-name="Standard"><text:span text:style-name="T3">Pour créér les <text:s/>3 moniteurs on a utilissé:</text:span></text:p>
      <text:p text:style-name="Standard"><text:span text:style-name="T3"/></text:p>
      <text:p text:style-name="Standard"><text:span text:style-name="T3"/></text:p>
      <text:p text:style-name="Standard"><text:span text:style-name="T3"><text:tab/>ceph@golem:~$ceph-deploy mon create-initial</text:span></text:p>
      <text:p text:style-name="Standard"><text:span text:style-name="T3"/></text:p>
      <text:p text:style-name="Standard"><text:span text:style-name="T3">Le fichier généré ceph.conf doit être modifié pour travailler avec les nouveaux moniteurs que nous avons installé:</text:span></text:p>
      <text:p text:style-name="Standard"><text:span text:style-name="T3"/></text:p>
      <text:p text:style-name="Standard"><text:span text:style-name="T3">fichier ceph.conf</text:span></text:p>
      <text:p text:style-name="Standard"><text:span text:style-name="T3"/></text:p>
      <text:p text:style-name="Standard"><text:span text:style-name="T3"/></text:p>
      <text:p text:style-name="Standard"><text:span text:style-name="T3"><text:tab/></text:span><text:span text:style-name="T6">[global] </text:span></text:p>
      <text:p text:style-name="P4"><text:tab/>fsid = 10c95f01-2dd2-4863-affa-60c4eafcd8d2 </text:p>
      <text:p text:style-name="P4"><text:tab/>mon_initial_members = golem, rondoudou, carapuce</text:p>
      <text:p text:style-name="P4"><text:tab/>mon_host = 192.168.1.51, 192.168.1.29, 192.168.1.43</text:p>
      <text:p text:style-name="P4"><text:tab/>auth cluster required = cephx </text:p>
      <text:p text:style-name="P4"><text:tab/>auth service required = cephx </text:p>
      <text:p text:style-name="P4"><text:tab/>auth client required = cephx </text:p>
      <text:p text:style-name="P4"><text:tab/>osd_journal_size = 1024 </text:p>
      <text:p text:style-name="P4"><text:span text:style-name="T8"><text:tab/>filestore_xattr_use_omap = true </text:span></text:p>
      <text:p text:style-name="P4"><text:span text:style-name="T8"/></text:p>
      <text:p text:style-name="P4"><text:span text:style-name="T8"><text:tab/>[mon.golem]</text:span></text:p>
      <text:p text:style-name="P4"><text:span text:style-name="T8"><text:tab/><text:tab/>host= golem</text:span></text:p>
      <text:p text:style-name="P4"><text:span text:style-name="T8"><text:tab/><text:tab/>mon addr = 192.168.1.51</text:span></text:p>
      <text:p text:style-name="P4"><text:span text:style-name="T8"/></text:p>
      <text:p text:style-name="P4"><text:span text:style-name="T8"><text:tab/>[mon.rondoudou]</text:span></text:p>
      <text:p text:style-name="P4"><text:span text:style-name="T8"><text:tab/><text:tab/>host= rondoudou</text:span></text:p>
      <text:p text:style-name="P4"><text:span text:style-name="T8"><text:tab/><text:tab/>mon addr = 192.168.1.29</text:span></text:p>
      <text:p text:style-name="P4"><text:span text:style-name="T8"><text:tab/></text:span></text:p>
      <text:p text:style-name="P4"><text:span text:style-name="T8"><text:tab/>[mon.carapuce]</text:span></text:p>
      <text:p text:style-name="P4"><text:span text:style-name="T8"><text:tab/><text:tab/>host= carapuce</text:span></text:p>
      <text:p text:style-name="P4"><text:span text:style-name="T8"><text:tab/><text:tab/>mon addr = 192.168.1.43</text:span></text:p>
      <text:p text:style-name="Standard"><text:span text:style-name="T3"/></text:p>
      <text:p text:style-name="P1"><text:span text:style-name="T1">Installation des OSD</text:span></text:p>
      <text:p text:style-name="Standard"><text:span text:style-name="T3"/></text:p>
      <text:p text:style-name="Standard"><text:span text:style-name="T3">Pour l'installation des OSD nous avons créé une partition de type xfs sur la machine golem et la mahine rondoudou, depuis golem on a formaté ces partitions (sda3) avec la commande:</text:span></text:p>
      <text:p text:style-name="Standard"><text:span text:style-name="T3"/></text:p>
      <text:p text:style-name="Standard"><text:span text:style-name="T3"><text:tab/>ceph@golem:~/cluster$ceph-deploy disk zap golem:sda3</text:span></text:p>
      <text:p text:style-name="Standard"><text:span text:style-name="T3"/></text:p>
      <text:p text:style-name="Standard"><text:span text:style-name="T3"><text:tab/>ceph@golem:~/cluster$ceph-deploy disk zap rondoudou:sda3</text:span></text:p>
      <text:p text:style-name="Standard"><text:span text:style-name="T3"/></text:p>
      <text:p text:style-name="Standard"><text:span text:style-name="T3">Ensuite, nous avons preparé et activé les partitions:</text:span></text:p>
      <text:p text:style-name="Standard"><text:span text:style-name="T3"/></text:p>
      <text:p text:style-name="Standard"><text:span text:style-name="T3"><text:tab/>ceph@golem:~/cluster$ceph-deploy osd prepare golem:sda3</text:span></text:p>
      <text:p text:style-name="Standard"><text:span text:style-name="T3"/></text:p>
      <text:p text:style-name="Standard"><text:span text:style-name="T3"><text:tab/>ceph@golem:~/cluster$ceph-deploy osd activate golem:sda3 </text:span></text:p>
      <text:p text:style-name="Standard"><text:span text:style-name="T3"><text:tab/></text:span></text:p>
      <text:p text:style-name="Standard"><text:span text:style-name="T3"><text:tab/>ceph@golem:~/cluster$ceph-deploy osd prepare rondoudou:sda3</text:span></text:p>
      <text:p text:style-name="Standard"><text:span text:style-name="T3"/></text:p>
      <text:p text:style-name="Standard"><text:span text:style-name="T3"><text:tab/>ceph@golem:~/cluster$ceph-deploy osd activate rondoudou:sda3 </text:span></text:p>
      <text:p text:style-name="Standard"><text:span text:style-name="T3"/></text:p>
      <text:p text:style-name="Standard"><text:span text:style-name="T3">On a modifié le fichier ceph.conf pour travailler avec les nouveaux osd</text:span></text:p>
      <text:p text:style-name="Standard"><text:span text:style-name="T3"/></text:p>
      <text:p text:style-name="Standard"><text:span text:style-name="T3"/></text:p>
      <text:p text:style-name="Standard"><text:span text:style-name="T3"><text:tab/></text:span></text:p>
      <text:p text:style-name="Standard"><text:span text:style-name="T3"><text:tab/>Fichier ceph.conf</text:span></text:p>
      <text:p text:style-name="Standard"><text:span text:style-name="T3"/></text:p>
      <text:p text:style-name="Standard"><text:soft-page-break/><text:span text:style-name="T3"><text:tab/></text:span><text:span text:style-name="T3"><text:tab/></text:span><text:span text:style-name="T6">[global] </text:span></text:p>
      <text:p text:style-name="P4"><text:tab/><text:tab/>fsid = 10c95f01-2dd2-4863-affa-60c4eafcd8d2 </text:p>
      <text:p text:style-name="P4"><text:tab/><text:tab/>mon_initial_members = golem, rondoudou, carapuce</text:p>
      <text:p text:style-name="P4"><text:tab/><text:tab/>mon_host = 192.168.1.51, 192.168.1.29, 192.168.1.43</text:p>
      <text:p text:style-name="P4"><text:tab/><text:tab/>auth cluster required = cephx </text:p>
      <text:p text:style-name="P4"><text:tab/><text:tab/>auth service required = cephx </text:p>
      <text:p text:style-name="P4"><text:tab/><text:tab/>auth client required = cephx </text:p>
      <text:p text:style-name="P4"><text:tab/><text:tab/>osd_journal_size = 1024 </text:p>
      <text:p text:style-name="P4"><text:span text:style-name="T8"><text:tab/><text:tab/>filestore_xattr_use_omap = true </text:span></text:p>
      <text:p text:style-name="P4"><text:span text:style-name="T8"/></text:p>
      <text:p text:style-name="P4"><text:span text:style-name="T8"><text:tab/><text:tab/>[mon.golem]</text:span></text:p>
      <text:p text:style-name="P4"><text:span text:style-name="T8"><text:tab/><text:tab/><text:tab/>host= golem</text:span></text:p>
      <text:p text:style-name="P4"><text:span text:style-name="T8"><text:tab/><text:tab/><text:tab/>mon addr = 192.168.1.51</text:span></text:p>
      <text:p text:style-name="P4"><text:span text:style-name="T8"/></text:p>
      <text:p text:style-name="P4"><text:span text:style-name="T8"><text:tab/><text:tab/>[mon.rondoudou]</text:span></text:p>
      <text:p text:style-name="P4"><text:span text:style-name="T8"><text:tab/><text:tab/><text:tab/>host= rondoudou</text:span></text:p>
      <text:p text:style-name="P4"><text:span text:style-name="T8"><text:tab/><text:tab/><text:tab/>mon addr = 192.168.1.29</text:span></text:p>
      <text:p text:style-name="P4"><text:span text:style-name="T8"><text:tab/></text:span></text:p>
      <text:p text:style-name="P4"><text:span text:style-name="T8"><text:tab/><text:tab/>[mon.carapuce]</text:span></text:p>
      <text:p text:style-name="P4"><text:span text:style-name="T8"><text:tab/><text:tab/><text:tab/>host= carapuce</text:span></text:p>
      <text:p text:style-name="P4"><text:span text:style-name="T8"><text:tab/><text:tab/><text:tab/>mon addr = 192.168.1.43</text:span></text:p>
      <text:p text:style-name="P4"><text:span text:style-name="T8"><text:tab/><text:tab/>[osd.0] </text:span></text:p>
      <text:p text:style-name="P4"><text:tab/><text:tab/><text:tab/>host = golem</text:p>
      <text:p text:style-name="P4"><text:tab/><text:tab/><text:tab/>addr = 192.168.1.51</text:p>
      <text:p text:style-name="P4"/>
      <text:p text:style-name="P4"><text:tab/><text:tab/>[osd.1] </text:p>
      <text:p text:style-name="P4"><text:tab/><text:tab/><text:tab/>host = rondoudou</text:p>
      <text:p text:style-name="P4"><text:span text:style-name="T8"><text:tab/><text:tab/><text:tab/>addr = 192.168.1.29</text:span></text:p>
      <text:p text:style-name="P4"><text:span text:style-name="T8"/></text:p>
      <text:p text:style-name="P5"><text:span text:style-name="T7">Instalaltion MDS</text:span></text:p>
      <text:p text:style-name="P5"><text:span text:style-name="T7"/></text:p>
      <text:p text:style-name="P6"><text:span text:style-name="T7">En raison de la procédure réalisée sur la première installation nous avons trouvé une erreur dans cette étape, mais gràce l'ajout de moniteurs depuis le début, on a réussi à installer le MDS dans notre cluster avec la commande suivante executée depuis golem:</text:span></text:p>
      <text:p text:style-name="P6"><text:span text:style-name="T7"/></text:p>
      <text:p text:style-name="P6"><text:span text:style-name="T7"><text:tab/></text:span><text:span text:style-name="T4">ceph@golem:~/cluster$ceph-deploy mds create carapuce</text:span></text:p>
      <text:p text:style-name="P6"><text:span text:style-name="T4"/></text:p>
      <text:p text:style-name="P5"><text:span text:style-name="T4">Emulation sur machines virtuelles</text:span></text:p>
      <text:p text:style-name="P5"><text:span text:style-name="T4"/></text:p>
      <text:p text:style-name="P6"><text:span text:style-name="T4">Pour tester notre cluster sur un matériel différent, nous avons décidé de créer des machines virtuelles pour émuler un cluster et observer le performance.</text:span></text:p>
      <text:p text:style-name="P6"><text:span text:style-name="T4"/></text:p>
      <text:p text:style-name="P6"><text:span text:style-name="T4">L'environnement de test c'est le suivant</text:span></text:p>
      <text:p text:style-name="P6"><text:span text:style-name="T4"/></text:p>
      <text:p text:style-name="P6"><text:span text:style-name="T4">processeur Interl core i7(8 cores, deux pour chaque machine et deux pour la machine host)</text:span></text:p>
      <text:p text:style-name="P6"><text:span text:style-name="T4">Memoire vive 4Go</text:span></text:p>
      <text:p text:style-name="P6"><text:span text:style-name="T4">1 disque dur ssd de 120 Go</text:span></text:p>
      <text:p text:style-name="P6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Courier, monospace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4-02-16T19:38:02</meta:creation-date>
    <dc:date>2014-02-17T01:12:12</dc:date>
    <dc:creator>ricardo </dc:creator>
    <meta:editing-duration>PT5H3M50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3" meta:paragraph-count="115" meta:word-count="606" meta:character-count="4562" meta:non-whitespace-character-count="3915"/>
  </office:meta>
</office:document-meta>
</file>